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0575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Embora o Brasil possua grandes usinas hidrelétricas e fontes de energia renováveis, o país é dependente a algumas fontes de energia. O sudeste é caracterizado por suas grandes usinas hidrelétricas, quanto ao nordeste aproveita seus ventos usufruindo da energia eólica. Infelizmente essas fontes de energia deixam essas regiões e outras que também utilizam dessas fontes de energia muito dependentes do clima e das mudanças climáticas. Além disso, as áreas urbanas possuem uma rede de fornecimento elétrico mais robusto, por isso enfrentam menos dificuldades que as áreas rurais, que enfrentam dificuldades pela falta de fornecimento confiável de energia.</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6:18:36.104001867</meta:creation-date>
    <dc:date>2024-11-04T16:36:31.822262171</dc:date>
    <meta:editing-duration>PT3M33S</meta:editing-duration>
    <meta:editing-cycles>1</meta:editing-cycles>
    <meta:document-statistic meta:table-count="0" meta:image-count="0" meta:object-count="0" meta:page-count="1" meta:paragraph-count="1" meta:word-count="97" meta:character-count="655" meta:non-whitespace-character-count="558"/>
    <meta:generator>LibreOffice/24.2.6.2$Linux_X86_64 LibreOffice_project/8e9a753d9daaea75c34b417ba1bdf556bf2fc5b3</meta:generator>
  </office:meta>
</office:document-meta>
</file>